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49.83mm" svg:height="98.02mm" svg:x="98.8mm" svg:y="6.1mm">
            <loext:p draw:notify-on-update-of-ranges="Лист1.A6:Лист1.A26 Лист1.B1:Лист1.B1 Лист1.B6:Лист1.B26 Лист1.C1:Лист1.C1 Лист1.C6:Лист1.C26 Лист1.D1:Лист1.D1 Лист1.D6:Лист1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 table:number-columns-spanned="1" table:number-rows-spanned="3">
            <text:p>working set size, bytes</text:p>
          </table:table-cell>
          <table:table-cell table:style-name="ce1" office:value-type="string" calcext:value-type="string" table:number-columns-spanned="1" table:number-rows-spanned="3">
            <text:p>read node, cycles</text:p>
          </table:table-cell>
          <table:table-cell table:style-name="ce1" office:value-type="string" calcext:value-type="string" table:number-columns-spanned="1" table:number-rows-spanned="3">
            <text:p>read node cache size, cycles</text:p>
          </table:table-cell>
          <table:table-cell table:style-name="ce1" office:value-type="string" calcext:value-type="string" table:number-columns-spanned="1" table:number-rows-spanned="3">
            <text:p>read node cache size, data at end, cycles</text:p>
          </table:table-cell>
        </table:table-row>
        <table:table-row table:style-name="ro1">
          <table:covered-table-cell/>
          <table:covered-table-cell table:number-columns-repeated="3" table:style-name="ce1"/>
        </table:table-row>
        <table:table-row table:style-name="ro1">
          <table:covered-table-cell/>
          <table:covered-table-cell table:number-columns-repeated="3"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93" calcext:value-type="float">
            <text:p>4,093</text:p>
          </table:table-cell>
          <table:table-cell table:number-columns-repeated="2" office:value-type="float" office:value="0" calcext:value-type="float">
            <text:p>0,00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95" calcext:value-type="float">
            <text:p>4,095</text:p>
          </table:table-cell>
          <table:table-cell office:value-type="float" office:value="4.096" calcext:value-type="float">
            <text:p>4,096</text:p>
          </table:table-cell>
          <table:table-cell office:value-type="float" office:value="4.064" calcext:value-type="float">
            <text:p>4,06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108" calcext:value-type="float">
            <text:p>4,108</text:p>
          </table:table-cell>
          <table:table-cell office:value-type="float" office:value="4.075" calcext:value-type="float">
            <text:p>4,075</text:p>
          </table:table-cell>
          <table:table-cell office:value-type="float" office:value="4.056" calcext:value-type="float">
            <text:p>4,0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03" calcext:value-type="float">
            <text:p>4,103</text:p>
          </table:table-cell>
          <table:table-cell office:value-type="float" office:value="4.078" calcext:value-type="float">
            <text:p>4,078</text:p>
          </table:table-cell>
          <table:table-cell office:value-type="float" office:value="4.08" calcext:value-type="float">
            <text:p>4,08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17" calcext:value-type="float">
            <text:p>4,117</text:p>
          </table:table-cell>
          <table:table-cell office:value-type="float" office:value="4.085" calcext:value-type="float">
            <text:p>4,085</text:p>
          </table:table-cell>
          <table:table-cell office:value-type="float" office:value="4.072" calcext:value-type="float">
            <text:p>4,0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109" calcext:value-type="float">
            <text:p>4,109</text:p>
          </table:table-cell>
          <table:table-cell office:value-type="float" office:value="4.092" calcext:value-type="float">
            <text:p>4,092</text:p>
          </table:table-cell>
          <table:table-cell office:value-type="float" office:value="4.068" calcext:value-type="float">
            <text:p>4,06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1" calcext:value-type="float">
            <text:p>4,110</text:p>
          </table:table-cell>
          <table:table-cell office:value-type="float" office:value="4.098" calcext:value-type="float">
            <text:p>4,098</text:p>
          </table:table-cell>
          <table:table-cell office:value-type="float" office:value="4.07" calcext:value-type="float">
            <text:p>4,07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069" calcext:value-type="float">
            <text:p>4,069</text:p>
          </table:table-cell>
          <table:table-cell office:value-type="float" office:value="4.101" calcext:value-type="float">
            <text:p>4,101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156" calcext:value-type="float">
            <text:p>4,156</text:p>
          </table:table-cell>
          <table:table-cell office:value-type="float" office:value="4.128" calcext:value-type="float">
            <text:p>4,128</text:p>
          </table:table-cell>
          <table:table-cell office:value-type="float" office:value="4.085" calcext:value-type="float">
            <text:p>4,08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739" calcext:value-type="float">
            <text:p>4,739</text:p>
          </table:table-cell>
          <table:table-cell office:value-type="float" office:value="4.76" calcext:value-type="float">
            <text:p>4,760</text:p>
          </table:table-cell>
          <table:table-cell office:value-type="float" office:value="4.537" calcext:value-type="float">
            <text:p>4,53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.053" calcext:value-type="float">
            <text:p>13,053</text:p>
          </table:table-cell>
          <table:table-cell office:value-type="float" office:value="20.16" calcext:value-type="float">
            <text:p>20,160</text:p>
          </table:table-cell>
          <table:table-cell office:value-type="float" office:value="10.889" calcext:value-type="float">
            <text:p>10,889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.02" calcext:value-type="float">
            <text:p>16,020</text:p>
          </table:table-cell>
          <table:table-cell office:value-type="float" office:value="20.386" calcext:value-type="float">
            <text:p>20,386</text:p>
          </table:table-cell>
          <table:table-cell office:value-type="float" office:value="13.843" calcext:value-type="float">
            <text:p>13,84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.44" calcext:value-type="float">
            <text:p>20,440</text:p>
          </table:table-cell>
          <table:table-cell office:value-type="float" office:value="29.637" calcext:value-type="float">
            <text:p>29,637</text:p>
          </table:table-cell>
          <table:table-cell office:value-type="float" office:value="17.401" calcext:value-type="float">
            <text:p>17,401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1.33" calcext:value-type="float">
            <text:p>31,330</text:p>
          </table:table-cell>
          <table:table-cell office:value-type="float" office:value="37.062" calcext:value-type="float">
            <text:p>37,062</text:p>
          </table:table-cell>
          <table:table-cell office:value-type="float" office:value="33.203" calcext:value-type="float">
            <text:p>33,20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7.236" calcext:value-type="float">
            <text:p>37,236</text:p>
          </table:table-cell>
          <table:table-cell office:value-type="float" office:value="41.732" calcext:value-type="float">
            <text:p>41,732</text:p>
          </table:table-cell>
          <table:table-cell office:value-type="float" office:value="39.913" calcext:value-type="float">
            <text:p>39,91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4.967" calcext:value-type="float">
            <text:p>44,967</text:p>
          </table:table-cell>
          <table:table-cell office:value-type="float" office:value="65.008" calcext:value-type="float">
            <text:p>65,008</text:p>
          </table:table-cell>
          <table:table-cell office:value-type="float" office:value="46.66" calcext:value-type="float">
            <text:p>46,660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5.925" calcext:value-type="float">
            <text:p>85,925</text:p>
          </table:table-cell>
          <table:table-cell office:value-type="float" office:value="129.876" calcext:value-type="float">
            <text:p>129,876</text:p>
          </table:table-cell>
          <table:table-cell office:value-type="float" office:value="97.074" calcext:value-type="float">
            <text:p>97,074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7.772" calcext:value-type="float">
            <text:p>127,772</text:p>
          </table:table-cell>
          <table:table-cell office:value-type="float" office:value="145.383" calcext:value-type="float">
            <text:p>145,383</text:p>
          </table:table-cell>
          <table:table-cell office:value-type="float" office:value="132.96" calcext:value-type="float">
            <text:p>132,960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7.98" calcext:value-type="float">
            <text:p>137,980</text:p>
          </table:table-cell>
          <table:table-cell office:value-type="float" office:value="148.336" calcext:value-type="float">
            <text:p>148,336</text:p>
          </table:table-cell>
          <table:table-cell office:value-type="float" office:value="144.653" calcext:value-type="float">
            <text:p>144,65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48.095" calcext:value-type="float">
            <text:p>148,095</text:p>
          </table:table-cell>
          <table:table-cell office:value-type="float" office:value="153.942" calcext:value-type="float">
            <text:p>153,942</text:p>
          </table:table-cell>
          <table:table-cell office:value-type="float" office:value="153.357" calcext:value-type="float">
            <text:p>153,357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57.685" calcext:value-type="float">
            <text:p>157,685</text:p>
          </table:table-cell>
          <table:table-cell office:value-type="float" office:value="159.784" calcext:value-type="float">
            <text:p>159,784</text:p>
          </table:table-cell>
          <table:table-cell office:value-type="float" office:value="162.381" calcext:value-type="float">
            <text:p>162,381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67.684" calcext:value-type="float">
            <text:p>167,684</text:p>
          </table:table-cell>
          <table:table-cell office:value-type="float" office:value="171.102" calcext:value-type="float">
            <text:p>171,102</text:p>
          </table:table-cell>
          <table:table-cell office:value-type="float" office:value="176.606" calcext:value-type="float">
            <text:p>176,606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85.669" calcext:value-type="float">
            <text:p>185,669</text:p>
          </table:table-cell>
          <table:table-cell office:value-type="float" office:value="181.475" calcext:value-type="float">
            <text:p>181,475</text:p>
          </table:table-cell>
          <table:table-cell office:value-type="float" office:value="190.262" calcext:value-type="float">
            <text:p>190,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.00.0000</text:date>, <text:time style:data-style-name="N2" text:time-value="09:07:49.09189561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2:47:13.456462261</meta:creation-date>
    <dc:date>2019-04-29T09:48:44.070082585</dc:date>
    <meta:editing-duration>PT2H50M47S</meta:editing-duration>
    <meta:editing-cycles>6</meta:editing-cycles>
    <meta:generator>LibreOffice/5.1.6.2$Linux_X86_64 LibreOffice_project/10m0$Build-2</meta:gener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984cm" svg:height="9.803cm" xlink:href=".." xlink:type="simple" chart:class="chart:line" chart:style-name="ch1">
        <chart:legend svg:x="1.475cm" svg:y="0.971cm" style:legend-expansion="custom" chartooo:width="5.651cm" chartooo:height="2.155cm" style:legend-expansion-aspect-ratio="2.62227378190255" chart:style-name="ch2"/>
        <chart:plot-area chart:style-name="ch3" table:cell-range-address="Лист1.A6:Лист1.D26 Лист1.B1:Лист1.D1" chart:data-source-has-labels="both" svg:x="0.254cm" svg:y="0.549cm" svg:width="14.515cm" svg:height="9.16cm">
          <chartooo:coordinate-region svg:x="1.722cm" svg:y="0.748cm" svg:width="12.906cm" svg:height="7.251cm"/>
          <chart:axis chart:dimension="x" chart:name="primary-x" chart:style-name="ch4" chartooo:axis-type="auto">
            <chartooo:date-scale/>
            <chart:categories table:cell-range-address="Лист1.A6:Лист1.A2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6:Лист1.B26" chart:label-cell-address="Лист1.B1:Лист1.B1" chart:class="chart:line">
            <chart:data-point chart:repeated="21"/>
          </chart:series>
          <chart:series chart:style-name="ch8" chart:values-cell-range-address="Лист1.C6:Лист1.C26" chart:label-cell-address="Лист1.C1:Лист1.C1" chart:class="chart:line">
            <chart:data-point chart:repeated="21"/>
          </chart:series>
          <chart:series chart:style-name="ch9" chart:values-cell-range-address="Лист1.D6:Лист1.D26" chart:label-cell-address="Лист1.D1:Лист1.D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d node, cycles</text:p>
                <draw:g>
                  <svg:desc>Лист1.B1:Лист1.B1</svg:desc>
                </draw:g>
              </table:table-cell>
              <table:table-cell office:value-type="string">
                <text:p>read node cache size, cycles</text:p>
                <draw:g>
                  <svg:desc>Лист1.C1:Лист1.C1</svg:desc>
                </draw:g>
              </table:table-cell>
              <table:table-cell office:value-type="string">
                <text:p>read node cache size, data at end, cycles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Лист1.A6:Лист1.A26</svg:desc>
                </draw:g>
              </table:table-cell>
              <table:table-cell office:value-type="float" office:value="4.108">
                <text:p>4.108</text:p>
                <draw:g>
                  <svg:desc>Лист1.B6:Лист1.B26</svg:desc>
                </draw:g>
              </table:table-cell>
              <table:table-cell office:value-type="float" office:value="4.075">
                <text:p>4.075</text:p>
                <draw:g>
                  <svg:desc>Лист1.C6:Лист1.C26</svg:desc>
                </draw:g>
              </table:table-cell>
              <table:table-cell office:value-type="float" office:value="4.056">
                <text:p>4.056</text:p>
                <draw:g>
                  <svg:desc>Лист1.D6:Лист1.D26</svg:desc>
                </draw:g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103">
                <text:p>4.103</text:p>
              </table:table-cell>
              <table:table-cell office:value-type="float" office:value="4.078">
                <text:p>4.07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17">
                <text:p>4.117</text:p>
              </table:table-cell>
              <table:table-cell office:value-type="float" office:value="4.085">
                <text:p>4.085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109">
                <text:p>4.109</text:p>
              </table:table-cell>
              <table:table-cell office:value-type="float" office:value="4.092">
                <text:p>4.092</text:p>
              </table:table-cell>
              <table:table-cell office:value-type="float" office:value="4.068">
                <text:p>4.06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11">
                <text:p>4.11</text:p>
              </table:table-cell>
              <table:table-cell office:value-type="float" office:value="4.098">
                <text:p>4.098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069">
                <text:p>4.069</text:p>
              </table:table-cell>
              <table:table-cell office:value-type="float" office:value="4.101">
                <text:p>4.101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156">
                <text:p>4.156</text:p>
              </table:table-cell>
              <table:table-cell office:value-type="float" office:value="4.128">
                <text:p>4.128</text:p>
              </table:table-cell>
              <table:table-cell office:value-type="float" office:value="4.085">
                <text:p>4.08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739">
                <text:p>4.739</text:p>
              </table:table-cell>
              <table:table-cell office:value-type="float" office:value="4.76">
                <text:p>4.76</text:p>
              </table:table-cell>
              <table:table-cell office:value-type="float" office:value="4.537">
                <text:p>4.53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.053">
                <text:p>13.053</text:p>
              </table:table-cell>
              <table:table-cell office:value-type="float" office:value="20.16">
                <text:p>20.16</text:p>
              </table:table-cell>
              <table:table-cell office:value-type="float" office:value="10.889">
                <text:p>10.88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.02">
                <text:p>16.02</text:p>
              </table:table-cell>
              <table:table-cell office:value-type="float" office:value="20.386">
                <text:p>20.386</text:p>
              </table:table-cell>
              <table:table-cell office:value-type="float" office:value="13.843">
                <text:p>13.843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0.44">
                <text:p>20.44</text:p>
              </table:table-cell>
              <table:table-cell office:value-type="float" office:value="29.637">
                <text:p>29.637</text:p>
              </table:table-cell>
              <table:table-cell office:value-type="float" office:value="17.401">
                <text:p>17.40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1.33">
                <text:p>31.33</text:p>
              </table:table-cell>
              <table:table-cell office:value-type="float" office:value="37.062">
                <text:p>37.062</text:p>
              </table:table-cell>
              <table:table-cell office:value-type="float" office:value="33.203">
                <text:p>33.20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7.236">
                <text:p>37.236</text:p>
              </table:table-cell>
              <table:table-cell office:value-type="float" office:value="41.732">
                <text:p>41.732</text:p>
              </table:table-cell>
              <table:table-cell office:value-type="float" office:value="39.913">
                <text:p>39.913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4.967">
                <text:p>44.967</text:p>
              </table:table-cell>
              <table:table-cell office:value-type="float" office:value="65.008">
                <text:p>65.008</text:p>
              </table:table-cell>
              <table:table-cell office:value-type="float" office:value="46.66">
                <text:p>46.6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5.925">
                <text:p>85.925</text:p>
              </table:table-cell>
              <table:table-cell office:value-type="float" office:value="129.876">
                <text:p>129.876</text:p>
              </table:table-cell>
              <table:table-cell office:value-type="float" office:value="97.074">
                <text:p>97.07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27.772">
                <text:p>127.772</text:p>
              </table:table-cell>
              <table:table-cell office:value-type="float" office:value="145.383">
                <text:p>145.383</text:p>
              </table:table-cell>
              <table:table-cell office:value-type="float" office:value="132.96">
                <text:p>132.9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37.98">
                <text:p>137.98</text:p>
              </table:table-cell>
              <table:table-cell office:value-type="float" office:value="148.336">
                <text:p>148.336</text:p>
              </table:table-cell>
              <table:table-cell office:value-type="float" office:value="144.653">
                <text:p>144.653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48.095">
                <text:p>148.095</text:p>
              </table:table-cell>
              <table:table-cell office:value-type="float" office:value="153.942">
                <text:p>153.942</text:p>
              </table:table-cell>
              <table:table-cell office:value-type="float" office:value="153.357">
                <text:p>153.357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57.685">
                <text:p>157.685</text:p>
              </table:table-cell>
              <table:table-cell office:value-type="float" office:value="159.784">
                <text:p>159.784</text:p>
              </table:table-cell>
              <table:table-cell office:value-type="float" office:value="162.381">
                <text:p>162.381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67.684">
                <text:p>167.684</text:p>
              </table:table-cell>
              <table:table-cell office:value-type="float" office:value="171.102">
                <text:p>171.102</text:p>
              </table:table-cell>
              <table:table-cell office:value-type="float" office:value="176.606">
                <text:p>176.60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85.669">
                <text:p>185.669</text:p>
              </table:table-cell>
              <table:table-cell office:value-type="float" office:value="181.475">
                <text:p>181.475</text:p>
              </table:table-cell>
              <table:table-cell office:value-type="float" office:value="190.262">
                <text:p>190.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